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a71c"/>
    </style:style>
    <style:style style:name="P2" style:family="paragraph" style:parent-style-name="Text_20_body">
      <style:text-properties officeooo:paragraph-rsid="001b591e"/>
    </style:style>
    <style:style style:name="P3" style:family="paragraph" style:parent-style-name="Text_20_body">
      <style:text-properties officeooo:paragraph-rsid="001d2c51"/>
    </style:style>
    <style:style style:name="P4" style:family="paragraph" style:parent-style-name="Text_20_body">
      <style:text-properties officeooo:paragraph-rsid="00209c8f"/>
    </style:style>
    <style:style style:name="P5" style:family="paragraph" style:parent-style-name="Text_20_body">
      <style:text-properties officeooo:rsid="0023899b" officeooo:paragraph-rsid="0023899b"/>
    </style:style>
    <style:style style:name="P6" style:family="paragraph" style:parent-style-name="Text_20_body">
      <style:text-properties officeooo:rsid="0024881b" officeooo:paragraph-rsid="0024881b"/>
    </style:style>
    <style:style style:name="P7" style:family="paragraph" style:parent-style-name="Heading_20_3">
      <style:text-properties officeooo:paragraph-rsid="0019a71c"/>
    </style:style>
    <style:style style:name="P8" style:family="paragraph" style:parent-style-name="Heading_20_3">
      <style:text-properties officeooo:paragraph-rsid="001d2c51"/>
    </style:style>
    <style:style style:name="P9" style:family="paragraph" style:parent-style-name="Heading_20_3">
      <style:text-properties officeooo:paragraph-rsid="00209c8f"/>
    </style:style>
    <style:style style:name="P10" style:family="paragraph" style:parent-style-name="Text_20_body">
      <style:text-properties officeooo:rsid="0023899b" officeooo:paragraph-rsid="0023899b"/>
    </style:style>
    <style:style style:name="P11" style:family="paragraph" style:parent-style-name="Text_20_body">
      <style:text-properties officeooo:rsid="00256c0c" officeooo:paragraph-rsid="00256c0c"/>
    </style:style>
    <style:style style:name="P12" style:family="paragraph" style:parent-style-name="Text_20_body">
      <style:text-properties officeooo:paragraph-rsid="0025c4ef"/>
    </style:style>
    <style:style style:name="P13" style:family="paragraph" style:parent-style-name="Text_20_body">
      <style:text-properties officeooo:paragraph-rsid="00261981"/>
    </style:style>
    <style:style style:name="T1" style:family="text">
      <style:text-properties officeooo:rsid="0019a71c"/>
    </style:style>
    <style:style style:name="T2" style:family="text">
      <style:text-properties officeooo:rsid="001b591e"/>
    </style:style>
    <style:style style:name="T3" style:family="text">
      <style:text-properties officeooo:rsid="001c7893"/>
    </style:style>
    <style:style style:name="T4" style:family="text">
      <style:text-properties officeooo:rsid="001e7edb"/>
    </style:style>
    <style:style style:name="T5" style:family="text">
      <style:text-properties officeooo:rsid="00206f5e"/>
    </style:style>
    <style:style style:name="T6" style:family="text">
      <style:text-properties officeooo:rsid="00209c8f"/>
    </style:style>
    <style:style style:name="T7" style:family="text">
      <style:text-properties officeooo:rsid="0021fa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rint</text:p>
      <text:p text:style-name="Subtitle">bouge tes yeux</text:p>
      <text:h text:style-name="Heading_20_3" text:outline-level="3">Exercices :</text:h>
      <text:p text:style-name="P5">Chronomots</text:p>
      <text:p text:style-name="P5">Lancaster (outil)</text:p>
      <text:p text:style-name="P5">Duction (outil)</text:p>
      <text:p text:style-name="P11">Carte mémoire</text:p>
      <text:p text:style-name="P5">Mots-outils</text:p>
      <text:p text:style-name="P6">Tracer droit</text:p>
      <text:p text:style-name="P6">Poursuite</text:p>
      <text:p text:style-name="P6"/>
      <text:h text:style-name="Heading_20_3" text:outline-level="3">Sprint 1 : 11/03/19 – 22/03/19</text:h>
      <text:p text:style-name="Text_20_body">Objectif :</text:p>
      <text:p text:style-name="Text_20_body">- Nathan: pouvoir s’identifier.</text:p>
      <text:p text:style-name="Text_20_body">- Clément : création début classe bilan avec plusieurs champs.</text:p>
      <text:p text:style-name="Text_20_body">- Karl : schéma relationnel de la bdd + bdd opérationnelle.</text:p>
      <text:p text:style-name="Text_20_body">- Thomas : création d’au moins une application JS.</text:p>
      <text:p text:style-name="Text_20_body"/>
      <text:h text:style-name="Heading_20_3" text:outline-level="3">Sprint 2 : 22/03/19 – 05/04/19</text:h>
      <text:p text:style-name="Text_20_body">Objectifs :</text:p>
      <text:p text:style-name="Text_20_body"><text:tab/>Global -&gt; intégration de toutes les parties du groupe</text:p>
      <text:p text:style-name="Text_20_body">- Nathan : Définir différentes autorisations en fonction de l’utilisateur, gestion des utilisateur (suppression/modification)</text:p>
      <text:p text:style-name="Text_20_body">- Clément : Suppression bilan/patient, lien patient → bilan.</text:p>
      <text:p text:style-name="Text_20_body">- Karl : Finir connexion à distance et lier la bdd à l’application web</text:p>
      <text:p text:style-name="Text_20_body">- Thomas : Intégration de l’appli existante, développement d’une nouvelle app et page d’accueil des apps.</text:p>
      <text:p text:style-name="Standard"/>
      <text:h text:style-name="P7" text:outline-level="3"><text:soft-page-break/></text:h>
      <text:h text:style-name="P7" text:outline-level="3">Sprint <text:span text:style-name="T1">3</text:span> : <text:span text:style-name="T1">05</text:span>/0<text:span text:style-name="T1">4</text:span>/19 – <text:span text:style-name="T1">19</text:span>/04/19</text:h>
      <text:p text:style-name="P1">Objectifs :</text:p>
      <text:p text:style-name="P1">- Nathan : <text:span text:style-name="T1">Finir l’exercice en cours et en développer une autre.</text:span></text:p>
      <text:p text:style-name="P1">- Clément : <text:span text:style-name="T1">Trier les patients par ordre alphabétique et finir d’adapter le CSS pour les autres périphériques.</text:span></text:p>
      <text:p text:style-name="P1">- Karl : Finir connexion <text:span text:style-name="T3">à</text:span> <text:span text:style-name="T1">la VM et y mettre le site. Puis mettre la VM sur le serveur.</text:span></text:p>
      <text:p text:style-name="P2">- Thomas : <text:span text:style-name="T2">Développement de plusieurs exercices, finition des existants et enregistrement des données.</text:span></text:p>
      <text:p text:style-name="P2"/>
      <text:p text:style-name="P2"/>
      <text:h text:style-name="P8" text:outline-level="3">Sprint <text:span text:style-name="T4">4</text:span> : <text:span text:style-name="T4">19</text:span>/0<text:span text:style-name="T1">4</text:span>/19 – <text:span text:style-name="T4">03</text:span>/0<text:span text:style-name="T4">5</text:span>/19</text:h>
      <text:p text:style-name="P3">Objectifs :</text:p>
      <text:p text:style-name="P3">- Nathan : <text:span text:style-name="T4">Faire des exercices.</text:span></text:p>
      <text:p text:style-name="P3">- Clément : <text:span text:style-name="T4">Finir adaptation du site pour les tablettes.</text:span></text:p>
      <text:p text:style-name="P3">- Karl : <text:span text:style-name="T5">Faire exercice carte mémoire.</text:span></text:p>
      <text:p text:style-name="P13">- Thomas : <text:span text:style-name="T4">Faire d’autres exercices « Mots-outils ».</text:span></text:p>
      <text:p text:style-name="P3"/>
      <text:h text:style-name="P9" text:outline-level="3">Sprint <text:span text:style-name="T7">5</text:span> : <text:span text:style-name="T6">06</text:span>/0<text:span text:style-name="T6">5</text:span>/19 – <text:span text:style-name="T6">17</text:span>/0<text:span text:style-name="T4">5</text:span>/19</text:h>
      <text:p text:style-name="P4">Objectifs :</text:p>
      <text:p text:style-name="P12">- Nathan : <text:span text:style-name="T4">Finir exercice « Poursuite ».</text:span></text:p>
      <text:p text:style-name="P4">- Clément :<text:span text:style-name="T6"> Renseignement des classes patient et bilan.</text:span></text:p>
      <text:p text:style-name="P4">- Karl : <text:span text:style-name="T5">Faire exercice carte mémoire.</text:span></text:p>
      <text:p text:style-name="P4">- Thomas : <text:span text:style-name="T4">Faire d’autres exerci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00:28.766000000</meta:creation-date>
    <dc:date>2019-05-06T11:58:07.582000000</dc:date>
    <meta:editing-duration>PT2H20M14S</meta:editing-duration>
    <meta:editing-cycles>14</meta:editing-cycles>
    <meta:generator>LibreOffice/6.1.5.2$Windows_X86_64 LibreOffice_project/90f8dcf33c87b3705e78202e3df5142b201bd805</meta:generator>
    <meta:document-statistic meta:table-count="0" meta:image-count="0" meta:object-count="0" meta:page-count="2" meta:paragraph-count="41" meta:word-count="274" meta:character-count="1647" meta:non-whitespace-character-count="1408"/>
  </office:meta>
</office:document-meta>
</file>